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 2" svg:font-family="'MS Shell Dlg 2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Courier New" fo:font-size="10pt" fo:language="fr" fo:country="FR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fo:color="#000000" style:font-name="MS Shell Dlg 2" fo:font-size="8pt" style:font-name-asian="MS Shell Dlg 2" style:font-size-asian="8pt" style:font-name-complex="MS Shell Dlg 2" style:font-size-complex="8pt"/>
    </style:style>
    <style:style style:name="P5" style:family="paragraph" style:parent-style-name="Standard">
      <style:text-properties fo:color="#000080" style:font-name="MS Shell Dlg 2" fo:font-size="8pt" fo:font-weight="normal" style:font-name-asian="MS Shell Dlg 2" style:font-size-asian="8pt" style:font-weight-asian="normal" style:font-name-complex="MS Shell Dlg 2" style:font-size-complex="8pt" style:font-weight-complex="normal"/>
    </style:style>
    <style:style style:name="P6" style:family="paragraph" style:parent-style-name="Standard">
      <style:text-properties fo:color="#000080" style:font-name="MS Shell Dlg 2" fo:font-size="8pt" fo:font-weight="normal" style:font-name-asian="MS Shell Dlg 2" style:font-size-asian="8pt" style:font-weight-asian="normal" style:font-name-complex="MS Shell Dlg 2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xion OVH</text:p>
      <text:p text:style-name="P1"/>
      <text:p text:style-name="Standard"><text:a xlink:type="simple" xlink:href="https://www.ovh.com/managerv3/">https://www.ovh.com/managerv3/</text:a></text:p>
      <text:p text:style-name="Standard"/>
      <text:p text:style-name="Standard">user : fp31249-ovh</text:p>
      <text:p text:style-name="Standard"/>
      <text:p text:style-name="Standard">mdp : ●●●●●●</text:p>
      <text:p text:style-name="Standard"/>
      <text:p text:style-name="Standard"/>
      <text:p text:style-name="P1">Chaîne de connexion base de données</text:p>
      <text:p text:style-name="P1"/>
      <text:p text:style-name="P3">all:</text:p>
      <text:p text:style-name="P2"><text:s text:c="2"/>propel:</text:p>
      <text:p text:style-name="P2"><text:s text:c="4"/>class: <text:s text:c="9"/>sfPropelDatabase</text:p>
      <text:p text:style-name="P2"><text:s text:c="4"/>param:</text:p>
      <text:p text:style-name="P2"><text:s text:c="6"/>dsn: <text:s text:c="9"/>mysql://trocabd4troc:VHtKU9n5@mysql51-50.perso/trocabd4troc</text:p>
      <text:p text:style-name="P2"/>
      <text:p text:style-name="P1"/>
      <text:p text:style-name="P1"/>
      <text:p text:style-name="P1">FTP : </text:p>
      <text:p text:style-name="P4"><text:span text:style-name="T1">213.186.33.202</text:span>:21</text:p>
      <text:p text:style-name="P5">user : trocabd</text:p>
      <text:p text:style-name="P5">mdp : Pierrix25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 2" svg:font-family="'MS Shell Dlg 2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6S</meta:editing-duration>
    <meta:editing-cycles>7</meta:editing-cycles>
    <meta:generator>OpenOffice.org/3.4.1$Win32 OpenOffice.org_project/341m1$Build-9593</meta:generator>
    <dc:date>2015-04-29T21:09:09.72</dc:date>
    <meta:document-statistic meta:table-count="0" meta:image-count="0" meta:object-count="0" meta:page-count="1" meta:paragraph-count="14" meta:word-count="31" meta:character-count="298"/>
    <meta:user-defined meta:name="Info 1"/>
    <meta:user-defined meta:name="Info 2"/>
    <meta:user-defined meta:name="Info 3"/>
    <meta:user-defined meta:name="Info 4"/>
  </office:meta>
</office:document-meta>
</file>